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f00" fo:border="0.74pt solid #000000"/>
    </style:style>
    <style:style style:name="ce4" style:family="table-cell" style:parent-style-name="Default">
      <style:table-cell-properties fo:border-bottom="none" fo:background-color="#f10d0c" fo:border-left="0.74pt solid #000000" fo:border-right="0.74pt solid #000000" fo:border-top="none"/>
      <style:text-properties fo:color="#ffffff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fo:background-color="#77bc6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border-bottom="none" fo:background-color="#f10d0c" fo:border-left="0.74pt solid #000000" fo:border-right="0.74pt solid #000000" fo:border-top="none"/>
      <style:text-properties fo:color="#ffffff"/>
    </style:style>
    <style:style style:name="ce1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Qty</text:p>
          </table:table-cell>
          <table:table-cell table:style-name="ce7" office:value-type="string" calcext:value-type="string">
            <text:p>U.P.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omputer</text:p>
          </table:table-cell>
          <table:table-cell table:style-name="ce5" office:value-type="string" calcext:value-type="string">
            <text:p>Raspberry Pi</text:p>
          </table:table-cell>
          <table:table-cell table:style-name="ce5" office:value-type="string" calcext:value-type="string">
            <text:p>RASPBERRY PI 4B/4GB</text:p>
          </table:table-cell>
          <table:table-cell table:style-name="ce5" office:value-type="string" calcext:value-type="string">
            <text:p><text:a xlink:href="https://www.digikey.fr/product-detail/en/raspberry-pi/RASPBERRY-PI-4B-4GB/1690-RASPBERRYPI4B-4GB-ND/10258781" xlink:type="simple">https://www.digikey.fr/product-detail/en/raspberry-pi/RASPBERRY-PI-4B-4GB/1690-RASPBERRYPI4B-4GB-ND/10258781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44.84" calcext:value-type="currency">
            <text:p>44.84 €</text:p>
          </table:table-cell>
        </table:table-row>
        <table:table-row table:style-name="ro3">
          <table:covered-table-cell table:style-name="ce12"/>
          <table:table-cell table:style-name="ce5" office:value-type="string" calcext:value-type="string">
            <text:p>Raspberry Pi</text:p>
          </table:table-cell>
          <table:table-cell table:style-name="ce5" office:value-type="string" calcext:value-type="string">
            <text:p>RPI USB-C POWER SUPPLY BLACK EU</text:p>
          </table:table-cell>
          <table:table-cell table:style-name="ce5" office:value-type="string" calcext:value-type="string">
            <text:p><text:a xlink:href="https://www.digikey.fr/product-detail/en/raspberry-pi/RPI-USB-C-POWER-SUPPLY-BLACK-EU/1690-RPIUSB-CPOWERSUPPLYBLACKEU-ND/10258762" xlink:type="simple">https://www.digikey.fr/product-detail/en/raspberry-pi/RPI-USB-C-POWER-SUPPLY-BLACK-EU/1690-RPIUSB-CPOWERSUPPLYBLACKEU-ND/10258762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6.52" calcext:value-type="currency">
            <text:p>6.52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Raspberry Pi</text:p>
          </table:table-cell>
          <table:table-cell table:style-name="ce5" office:value-type="string" calcext:value-type="string">
            <text:p>RASPBERRY PI 7" TOUCH SCREEN LCD </text:p>
          </table:table-cell>
          <table:table-cell table:style-name="ce5" office:value-type="string" calcext:value-type="string">
            <text:p><text:a xlink:href="https://www.digikey.fr/product-detail/en/raspberry-pi/8997466/1690-1007-ND/6152806" xlink:type="simple">https://www.digikey.fr/product-detail/en/raspberry-pi/8997466/1690-1007-ND/6152806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48.92" calcext:value-type="currency">
            <text:p>48.92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Corsair</text:p>
          </table:table-cell>
          <table:table-cell table:style-name="ce5" office:value-type="string" calcext:value-type="string">
            <text:p>Flash Voyager GTX USB 3.1 128 Go</text:p>
          </table:table-cell>
          <table:table-cell table:style-name="ce5" office:value-type="string" calcext:value-type="string">
            <text:p><text:a xlink:href="https://www.amazon.com/gp/product/B079NVJPKV/ref=as_li_ss_tl?ie=UTF8&amp;psc=1&amp;linkCode=ll1&amp;tag=mmjjg-20&amp;linkId=b00538595d19e1b64dd57f95b5f96464&amp;language=en_US" xlink:type="simple">https://www.amazon.com/gp/product/B079NVJPKV/ref=as_li_ss_tl?ie=UTF8&amp;psc=1&amp;linkCode=ll1&amp;tag=mmjjg-20&amp;linkId=b00538595d19e1b64dd57f95b5f96464&amp;language=en_US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45.57" calcext:value-type="currency">
            <text:p>45.57 €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Optics</text:p>
          </table:table-cell>
          <table:table-cell table:style-name="ce5" office:value-type="string" calcext:value-type="string">
            <text:p>FLIR</text:p>
          </table:table-cell>
          <table:table-cell table:style-name="ce5" office:value-type="string" calcext:value-type="string">
            <text:p>Chameleon3 Camera (CM3-U3-13Y3M-CS)</text:p>
          </table:table-cell>
          <table:table-cell table:style-name="ce5" office:value-type="string" calcext:value-type="string">
            <text:p><text:a xlink:href="https://www.flir.eu/products/chameleon3-usb3/?model=CM3-U3-13Y3M-CS" xlink:type="simple">https://www.flir.eu/products/chameleon3-usb3/?model=CM3-U3-13Y3M-CS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285" calcext:value-type="currency">
            <text:p>285.00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FLIR</text:p>
          </table:table-cell>
          <table:table-cell table:style-name="ce5" office:value-type="string" calcext:value-type="string">
            <text:p>USB 3.1 Locking Cable</text:p>
          </table:table-cell>
          <table:table-cell table:style-name="ce5" office:value-type="string" calcext:value-type="string">
            <text:p><text:a xlink:href="https://www.flir.eu/products/usb-3.1-locking-cable/" xlink:type="simple">https://www.flir.eu/products/usb-3.1-locking-cable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8" calcext:value-type="currency">
            <text:p>8.00 €</text:p>
          </table:table-cell>
        </table:table-row>
        <table:table-row table:style-name="ro3">
          <table:covered-table-cell table:style-name="ce12"/>
          <table:table-cell table:style-name="ce5" office:value-type="string" calcext:value-type="string">
            <text:p>Thor Labs</text:p>
          </table:table-cell>
          <table:table-cell table:style-name="ce5" office:value-type="string" calcext:value-type="string">
            <text:p>MVL25M23 - 25 mm EFL, f/1.4, for 2/3" C-Mount</text:p>
          </table:table-cell>
          <table:table-cell table:style-name="ce5" office:value-type="string" calcext:value-type="string">
            <text:p><text:a xlink:href="https://www.thorlabs.com/thorproduct.cfm?partnumber=MVL25M23" xlink:type="simple">https://www.thorlabs.com/thorproduct.cfm?partnumber=MVL25M23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92.8" calcext:value-type="currency">
            <text:p>192.80 €</text:p>
          </table:table-cell>
        </table:table-row>
        <table:table-row table:style-name="ro5">
          <table:covered-table-cell table:style-name="ce12"/>
          <table:table-cell table:style-name="ce5" office:value-type="string" calcext:value-type="string">
            <text:p>GoodFellow</text:p>
          </table:table-cell>
          <table:table-cell table:style-name="ce5" office:value-type="string" calcext:value-type="string">
            <text:p>ME303007 PMMA 0,5mm - IR transparent (80x60cm rectangle + Ø20mm disk)</text:p>
          </table:table-cell>
          <table:table-cell table:style-name="ce5" office:value-type="string" calcext:value-type="string">
            <text:p><text:a xlink:href="http://www.goodfellow.com/catalogue/GFCat4I.php?ewd_token=ZBWBNWRJK2dRN6uzLIcS7pkgeMfcLs&amp;n=IsIwONif4PGrb5LPpQINeseRKuBfjt" xlink:type="simple">http://www.goodfellow.com/catalogue/GFCat4I.php?ewd_token=ZBWBNWRJK2dRN6uzLIcS7pkgeMfcLs&amp;n=IsIwONif4PGrb5LPpQINeseRKuBfjt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2.62" calcext:value-type="currency">
            <text:p>12.62 €</text:p>
          </table:table-cell>
        </table:table-row>
        <table:table-row table:style-name="ro3">
          <table:covered-table-cell table:style-name="ce1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LED infrarouge 897-LZ440R608</text:p>
          </table:table-cell>
          <table:table-cell table:style-name="ce5" office:value-type="string" calcext:value-type="string">
            <text:p><text:a xlink:href="https://www.mouser.fr/ProductDetail/LED-Engin/LZ4-40R608-0000/?qs=%2Fha2pyFaduhDmSY2qnnGrKzXdtYIL1eyG74jTb%2FD%2F3UpDoDHBD9pag%3D%3D" xlink:type="simple">https://www.mouser.fr/ProductDetail/LED-Engin/LZ4-40R608-0000/?qs=%2Fha2pyFaduhDmSY2qnnGrKzXdtYIL1eyG74jTb%2FD%2F3UpDoDHBD9pag%3D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7.69" calcext:value-type="currency">
            <text:p>17.69 €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16">
            <text:p>Electronics</text:p>
          </table:table-cell>
          <table:table-cell table:style-name="ce5" office:value-type="string" calcext:value-type="string">
            <text:p>Coolbox</text:p>
          </table:table-cell>
          <table:table-cell table:style-name="ce5" office:value-type="string" calcext:value-type="string">
            <text:p>ATX Power supply 500W Basic</text:p>
          </table:table-cell>
          <table:table-cell table:style-name="ce5" office:value-type="string" calcext:value-type="string">
            <text:p><text:a xlink:href="https://www.amazon.fr/CoolBox-Basic-500GR-dalimentation-dénergie/dp/B07Q27K5FG/ref=sr_1_26?__mk_fr_FR=ÅMÅŽÕÑ&amp;dchild=1&amp;keywords=ATX&amp;qid=1610487067&amp;sr=8-26" xlink:type="simple">https://www.amazon.fr/CoolBox-Basic-500GR-dalimentation-d%C3%A9nergie/dp/B07Q27K5FG/ref=sr_1_26?__mk_fr_FR=%C3%85M%C3%85%C5%BD%C3%95%C3%91&amp;dchild=1&amp;keywords=ATX&amp;qid=1610487067&amp;sr=8-26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20.35" calcext:value-type="currency">
            <text:p>20.35 €</text:p>
          </table:table-cell>
        </table:table-row>
        <table:table-row table:style-name="ro1">
          <table:covered-table-cell table:style-name="ce12"/>
          <table:table-cell table:style-name="ce5" office:value-type="string" calcext:value-type="string">
            <text:p>PCBWay</text:p>
          </table:table-cell>
          <table:table-cell table:style-name="ce5" office:value-type="string" calcext:value-type="string">
            <text:p>Custom PCB</text:p>
          </table:table-cell>
          <table:table-cell table:style-name="ce5" office:value-type="string" calcext:value-type="string">
            <text:p><text:a xlink:href="https://www.pcbway.com/" xlink:type="simple">https://www.pcbway.com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3.93" calcext:value-type="currency">
            <text:p>3.93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Arduino nano 3.1</text:p>
          </table:table-cell>
          <table:table-cell table:style-name="ce5" office:value-type="string" calcext:value-type="string">
            <text:p><text:a xlink:href="https://www.mouser.fr/ProductDetail/DFRobot/DFR0010/?qs=%2Fha2pyFaduiX3PyRmisFChhoUL%252BVZN9%2F%252BVWrt9mXWdewSByeQjzHxYWSaQU81Mru" xlink:type="simple">https://www.mouser.fr/ProductDetail/DFRobot/DFR0010/?qs=%2Fha2pyFaduiX3PyRmisFChhoUL%252BVZN9%2F%252BVWrt9mXWdewSByeQjzHxYWSaQU81Mru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6.52" calcext:value-type="currency">
            <text:p>16.52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Big easy driver</text:p>
          </table:table-cell>
          <table:table-cell table:style-name="ce5" office:value-type="string" calcext:value-type="string">
            <text:p><text:a xlink:href="https://www.mouser.fr/ProductDetail/SparkFun/ROB-12859?qs=WyAARYrbSnaBJiSMLT5rEA==" xlink:type="simple">https://www.mouser.fr/ProductDetail/SparkFun/ROB-12859?qs=WyAARYrbSnaBJiSMLT5rEA==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6.9" calcext:value-type="currency">
            <text:p>16.90 €</text:p>
          </table:table-cell>
        </table:table-row>
        <table:table-row table:style-name="ro3">
          <table:covered-table-cell table:style-name="ce12"/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ATX Power Supply Connector - Right Angle </text:p>
          </table:table-cell>
          <table:table-cell table:style-name="ce5" office:value-type="string" calcext:value-type="string">
            <text:p><text:a xlink:href="https://www.mouser.fr/ProductDetail/SparkFun/PRT-09498/?qs=%2Fha2pyFaduhW%2Fk%2FYYulWfgcGMsVGjnP%2FmtlpusnfoYyIfLNVPPCOXA%3D%3D" xlink:type="simple">https://www.mouser.fr/ProductDetail/SparkFun/PRT-09498/?qs=%2Fha2pyFaduhW%2Fk%2FYYulWfgcGMsVGjnP%2FmtlpusnfoYyIfLNVPPCOXA%3D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.65" calcext:value-type="currency">
            <text:p>1.65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New Japan Radio</text:p>
          </table:table-cell>
          <table:table-cell table:style-name="ce5" office:value-type="string" calcext:value-type="string">
            <text:p>NJM2670D2</text:p>
          </table:table-cell>
          <table:table-cell table:style-name="ce5" office:value-type="string" calcext:value-type="string">
            <text:p><text:a xlink:href="https://www.mouser.fr/ProductDetail/NJR/NJM2670D2?qs=tYyxAep4siY16iJRJ0mS7g%3D%3D" xlink:type="simple">https://www.mouser.fr/ProductDetail/NJR/NJM2670D2?qs=tYyxAep4siY16iJRJ0mS7g%3D%3D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currency" office:currency="EUR" office:value="2.76" calcext:value-type="currency">
            <text:p>2.76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Lite-on</text:p>
          </table:table-cell>
          <table:table-cell table:style-name="ce5" office:value-type="string" calcext:value-type="string">
            <text:p>LED through-hole green</text:p>
          </table:table-cell>
          <table:table-cell table:style-name="ce5" office:value-type="string" calcext:value-type="string">
            <text:p><text:a xlink:href="https://www.mouser.fr/ProductDetail/Lite-On/LTL2R3KGD-EM/?qs=%2Fha2pyFadugXMD47pwrpG29smgGWdP2La%2FaTBxDFWqLRQ7kJEaQjSQ%3D%3D" xlink:type="simple">https://www.mouser.fr/ProductDetail/Lite-On/LTL2R3KGD-EM/?qs=%2Fha2pyFadugXMD47pwrpG29smgGWdP2La%2FaTBxDFWqLRQ7kJEaQjSQ%3D%3D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currency" office:currency="EUR" office:value="0.09" calcext:value-type="currency">
            <text:p>0.09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Lite-on</text:p>
          </table:table-cell>
          <table:table-cell table:style-name="ce5" office:value-type="string" calcext:value-type="string">
            <text:p>LED through-hole yellow</text:p>
          </table:table-cell>
          <table:table-cell table:style-name="ce5" office:value-type="string" calcext:value-type="string">
            <text:p><text:a xlink:href="https://www.mouser.fr/ProductDetail/Lite-On/LTL2R3KYD-EM/?qs=%2Fha2pyFadugXMD47pwrpG5nI0v%2F79MjXvjCtbc3mRIxUSzQHcaojhw%3D%3D" xlink:type="simple">https://www.mouser.fr/ProductDetail/Lite-On/LTL2R3KYD-EM/?qs=%2Fha2pyFadugXMD47pwrpG5nI0v%2F79MjXvjCtbc3mRIxUSzQHcaojhw%3D%3D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currency" office:currency="EUR" office:value="0.09" calcext:value-type="currency">
            <text:p>0.09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Potentiometer 1 kohms</text:p>
          </table:table-cell>
          <table:table-cell table:style-name="ce5" office:value-type="string" calcext:value-type="string">
            <text:p><text:a xlink:href="https://www.mouser.fr/ProductDetail/Bourns/PTV09A-4020U-B102/?qs=%2Fha2pyFaduiIxNm77rD%2F7urW5ohXt6T1K3yqRsT2K02xNsJ1TH%2F1Y2k6ZdDboAbC" xlink:type="simple">https://www.mouser.fr/ProductDetail/Bourns/PTV09A-4020U-B102/?qs=%2Fha2pyFaduiIxNm77rD%2F7urW5ohXt6T1K3yqRsT2K02xNsJ1TH%2F1Y2k6ZdDboAbC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EUR" office:value="0.68" calcext:value-type="currency">
            <text:p>0.68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Phoenix contact</text:p>
          </table:table-cell>
          <table:table-cell table:style-name="ce5" office:value-type="string" calcext:value-type="string">
            <text:p>2-wires connector</text:p>
          </table:table-cell>
          <table:table-cell table:style-name="ce5" office:value-type="string" calcext:value-type="string">
            <text:p><text:a xlink:href="https://www.mouser.fr/ProductDetail/Phoenix-Contact/1725656/?qs=%2Fha2pyFadug5do2T4X2cVmI%252BEJ6jdPhGQa%252BzqNMd94s%3D" xlink:type="simple">https://www.mouser.fr/ProductDetail/Phoenix-Contact/1725656/?qs=%2Fha2pyFadug5do2T4X2cVmI%252BEJ6jdPhGQa%252BzqNMd94s%3D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currency" office:currency="EUR" office:value="1.29" calcext:value-type="currency">
            <text:p>1.29 €</text:p>
          </table:table-cell>
        </table:table-row>
        <table:table-row table:style-name="ro2">
          <table:covered-table-cell table:style-name="ce12"/>
          <table:table-cell table:style-name="ce5" office:value-type="string" calcext:value-type="string">
            <text:p>Phoenix contact</text:p>
          </table:table-cell>
          <table:table-cell table:style-name="ce5" office:value-type="string" calcext:value-type="string">
            <text:p>4-wires connector</text:p>
          </table:table-cell>
          <table:table-cell table:style-name="ce5" office:value-type="string" calcext:value-type="string">
            <text:p><text:a xlink:href="https://www.mouser.fr/ProductDetail/Phoenix-Contact/1725672/?qs=%2Fha2pyFadug5do2T4X2cVsn4pI99S0GOyCBP73LU1c8%3D" xlink:type="simple">https://www.mouser.fr/ProductDetail/Phoenix-Contact/1725672/?qs=%2Fha2pyFadug5do2T4X2cVsn4pI99S0GOyCBP73LU1c8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2.68" calcext:value-type="currency">
            <text:p>2.68 €</text:p>
          </table:table-cell>
        </table:table-row>
        <table:table-row table:style-name="ro1">
          <table:covered-table-cell table:style-name="ce12"/>
          <table:table-cell table:style-name="ce5" office:value-type="string" calcext:value-type="string">
            <text:p>Knitter</text:p>
          </table:table-cell>
          <table:table-cell table:style-name="ce5" office:value-type="string" calcext:value-type="string">
            <text:p>3-way switch</text:p>
          </table:table-cell>
          <table:table-cell table:style-name="ce5" office:value-type="string" calcext:value-type="string">
            <text:p><text:a xlink:href="https://fr.rs-online.com/web/p/interrupteurs-a-glissiere/7023634/" xlink:type="simple">https://fr.rs-online.com/web/p/interrupteurs-a-glissiere/7023634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0.94" calcext:value-type="currency">
            <text:p>0.94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esistance through-hole 560Ohms</text:p>
          </table:table-cell>
          <table:table-cell table:style-name="ce5" office:value-type="string" calcext:value-type="string">
            <text:p><text:a xlink:href="https://www.mouser.fr/ProductDetail/Yageo/CFR-25JT-52-560R/?qs=KUIzHt%2Fe91mnjLaCZK7hbg%3D%3D" xlink:type="simple">https://www.mouser.fr/ProductDetail/Yageo/CFR-25JT-52-560R/?qs=KUIzHt%2Fe91mnjLaCZK7hbg%3D%3D</text:a>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currency" office:currency="EUR" office:value="0.09" calcext:value-type="currency">
            <text:p>0.09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esistance through-hole 220Ohms</text:p>
          </table:table-cell>
          <table:table-cell table:style-name="ce5" office:value-type="string" calcext:value-type="string">
            <text:p><text:a xlink:href="https://www.mouser.fr/ProductDetail/Yageo/CFR-25GB-43R/?qs=GedFDFLaBXEnq5F2N0SwnA%3D%3D" xlink:type="simple">https://www.mouser.fr/ProductDetail/Yageo/CFR-25GB-43R/?qs=GedFDFLaBXEnq5F2N0SwnA%3D%3D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EUR" office:value="0.09" calcext:value-type="currency">
            <text:p>0.09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esistance through-hole 1kOhms</text:p>
          </table:table-cell>
          <table:table-cell table:style-name="ce5" office:value-type="string" calcext:value-type="string">
            <text:p><text:a xlink:href="https://www.mouser.fr/ProductDetail/Yageo/CFR-12JR-52-1K/?qs=19cKSROHwrCNx0OyyGmZDA%3D%3D" xlink:type="simple">https://www.mouser.fr/ProductDetail/Yageo/CFR-12JR-52-1K/?qs=19cKSROHwrCNx0OyyGmZDA%3D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0.09" calcext:value-type="currency">
            <text:p>0.09 €</text:p>
          </table:table-cell>
        </table:table-row>
        <table:table-row table:style-name="ro1">
          <table:covered-table-cell table:style-name="ce12"/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Female header</text:p>
          </table:table-cell>
          <table:table-cell table:style-name="ce5" office:value-type="string" calcext:value-type="string">
            <text:p><text:a xlink:href="https://www.mouser.fr/ProductDetail/SparkFun/PRT-00115?qs=WyAARYrbSnbK8S6xiDKwZg%3D%3D" xlink:type="simple">https://www.mouser.fr/ProductDetail/SparkFun/PRT-00115?qs=WyAARYrbSnbK8S6xiDKwZg%3D%3D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EUR" office:value="1.27" calcext:value-type="currency">
            <text:p>1.27 €</text:p>
          </table:table-cell>
        </table:table-row>
        <table:table-row table:style-name="ro1">
          <table:table-cell table:style-name="ce12"/>
          <table:table-cell table:style-name="ce5" office:value-type="string" calcext:value-type="string">
            <text:p>Openbuild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currency" office:currency="EUR" office:value="5.49" calcext:value-type="currency">
            <text:p>5.49 €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Syringe pump</text:p>
          </table:table-cell>
          <table:table-cell table:style-name="ce5" office:value-type="string" calcext:value-type="string">
            <text:p>OpenBuilds</text:p>
          </table:table-cell>
          <table:table-cell table:style-name="ce5" office:value-type="string" calcext:value-type="string">
            <text:p>V-Slot Linear Actuator</text:p>
          </table:table-cell>
          <table:table-cell table:style-name="ce5" office:value-type="string" calcext:value-type="string">
            <text:p><text:a xlink:href="https://openbuildspartstore.com/v-slot-nema-23-linear-actuator-bundle-lead-screw/?setCurrencyId=2" xlink:type="simple">https://openbuildspartstore.com/v-slot-nema-23-linear-actuator-bundle-lead-screw/?setCurrencyId=2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111.88" calcext:value-type="currency">
            <text:p>111.88 €</text:p>
          </table:table-cell>
        </table:table-row>
        <table:table-row table:style-name="ro6">
          <table:covered-table-cell table:style-name="ce12"/>
          <table:table-cell table:style-name="ce5" office:value-type="string" calcext:value-type="string">
            <text:p>Phidgets</text:p>
          </table:table-cell>
          <table:table-cell table:style-name="ce5" office:value-type="string" calcext:value-type="string">
            <text:p>42STH38 NEMA-17 Bipolar Stepper with 26.85:1 Gearbox</text:p>
          </table:table-cell>
          <table:table-cell table:style-name="ce5" office:value-type="string" calcext:value-type="string">
            <text:p><text:a xlink:href="https://www.robotshop.com/be/fr/moteur-bipolaire-engrenages-planetaires-12v-17a-416oz.html" xlink:type="simple">https://www.robotshop.com/be/fr/moteur-bipolaire-engrenages-planetaires-12v-17a-416oz.html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EUR" office:value="42.78" calcext:value-type="currency">
            <text:p>42.78 €</text:p>
          </table:table-cell>
        </table:table-row>
        <table:table-row table:style-name="ro4">
          <table:covered-table-cell table:style-name="ce12"/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Microswitch - SPDT (Roller Lever)</text:p>
          </table:table-cell>
          <table:table-cell table:style-name="ce5" office:value-type="string" calcext:value-type="string">
            <text:p><text:a xlink:href="https://www.mouser.fr/ProductDetail/SparkFun/COM-13119/?qs=%2Fha2pyFadugtf3NEYaGMqIQv8hYqR0kPsNzGF7w30hU9Iz6LnX1v6Q%3D%3D" xlink:type="simple">https://www.mouser.fr/ProductDetail/SparkFun/COM-13119/?qs=%2Fha2pyFadugtf3NEYaGMqIQv8hYqR0kPsNzGF7w30hU9Iz6LnX1v6Q%3D%3D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EUR" office:value="1.06" calcext:value-type="currency">
            <text:p>1.06 €</text:p>
          </table:table-cell>
        </table:table-row>
        <table:table-row table:style-name="ro2">
          <table:covered-table-cell table:style-name="ce12"/>
          <table:table-cell table:style-name="ce6"/>
          <table:table-cell table:style-name="ce5" office:value-type="string" calcext:value-type="string">
            <text:p>Syringe connectors</text:p>
          </table:table-cell>
          <table:table-cell table:style-name="ce6" table:number-columns-repeated="2"/>
          <table:table-cell table:style-name="ce9"/>
        </table:table-row>
        <table:table-row table:style-name="ro1">
          <table:covered-table-cell table:style-name="ce12"/>
          <table:table-cell table:style-name="ce6"/>
          <table:table-cell table:style-name="ce5" office:value-type="string" calcext:value-type="string">
            <text:p>Syringes</text:p>
          </table:table-cell>
          <table:table-cell table:style-name="ce6" table:number-columns-repeated="2"/>
          <table:table-cell table:style-name="ce9"/>
        </table:table-row>
        <table:table-row table:style-name="ro4">
          <table:table-cell table:style-name="ce3" office:value-type="string" calcext:value-type="string" table:number-columns-spanned="1" table:number-rows-spanned="2">
            <text:p>Manifold</text:p>
          </table:table-cell>
          <table:table-cell table:style-name="ce5" office:value-type="string" calcext:value-type="string">
            <text:p>The Lee Company</text:p>
          </table:table-cell>
          <table:table-cell table:style-name="ce5" office:value-type="string" calcext:value-type="string">
            <text:p>Electrovalve LHDA0531115H</text:p>
          </table:table-cell>
          <table:table-cell table:style-name="ce5" office:value-type="string" calcext:value-type="string">
            <text:p><text:a xlink:href="https://www.theleeco.com/products/electro-fluidic-systems/solenoid-valves/control-valves/lhd-series/3-port/ported/" xlink:type="simple">https://www.theleeco.com/products/electro-fluidic-systems/solenoid-valves/control-valves/lhd-series/3-port/ported/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currency" office:currency="EUR" office:value="65.16" calcext:value-type="currency">
            <text:p>65.16 €</text:p>
          </table:table-cell>
        </table:table-row>
        <table:table-row table:style-name="ro1">
          <table:covered-table-cell table:style-name="ce12"/>
          <table:table-cell table:style-name="ce6"/>
          <table:table-cell table:style-name="ce5" office:value-type="string" calcext:value-type="string">
            <text:p>Tubing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Box</text:p>
          </table:table-cell>
          <table:table-cell table:style-name="ce5" office:value-type="string" calcext:value-type="string">
            <text:p>Makerbeam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currency" office:currency="EUR" office:value="162.5" calcext:value-type="currency">
            <text:p>162.50 €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Custom parts</text:p>
          </table:table-cell>
          <table:table-cell table:style-name="ce6"/>
          <table:table-cell table:style-name="ce5" office:value-type="string" calcext:value-type="string">
            <text:p>3D printed parts</text:p>
          </table:table-cell>
          <table:table-cell table:style-name="ce6" table:number-columns-repeated="2"/>
          <table:table-cell table:style-name="ce9"/>
        </table:table-row>
        <table:table-row table:style-name="ro1">
          <table:covered-table-cell table:style-name="ce12"/>
          <table:table-cell table:style-name="ce6"/>
          <table:table-cell table:style-name="ce5" office:value-type="string" calcext:value-type="string">
            <text:p>Lasercut parts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number-columns-repeated="4"/>
          <table:table-cell table:style-name="ce10" table:formula="of:=SUMPRODUCT([.E2:.E37];[.F2:.F37])" office:value-type="currency" office:currency="EUR" office:value="1473.6" calcext:value-type="currency">
            <text:p>1,473.60 €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8:41:24.590988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5:52:45.770483792</meta:creation-date>
    <dc:date>2021-02-09T18:41:38.783584838</dc:date>
    <meta:editing-duration>PT1H17M24S</meta:editing-duration>
    <meta:editing-cycles>7</meta:editing-cycles>
    <meta:generator>LibreOffice/7.0.4.2$Linux_X86_64 LibreOffice_project/00$Build-2</meta:generator>
    <meta:document-statistic meta:table-count="1" meta:cell-count="171" meta:object-count="0"/>
  </office:meta>
</office:document-meta>
</file>